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s: actual cutoff figures in parenthesis </text:span></text:p>
      <text:p text:style-name="Standard"><text:span text:style-name="T2">Percentage of women aged 20-24 who got married before age 18 <text:s/></text:span></text:p>
      <text:p text:style-name="Standard">(from light orange to dark orange)</text:p>
      <text:p text:style-name="Standard">Categories in order: 0-24 (0-24.9), 25-49 (25.0-49.9), 50-74 (50.0-74.9), 75 and above (75.0-100.0) </text:p>
      <text:p text:style-name="Standard"><text:span text:style-name="T2">Percentage of women aged 20-24 who got married before age 15 <text:s/></text:span></text:p>
      <text:p text:style-name="Standard">(from light orange to dark orange)</text:p>
      <text:p text:style-name="Standard">Categories in order: 0-9 (0-9.9), 10-19 (10.0-19.9), 20-29 (20.0-29.9), 30 and above (30.0-100.0) </text:p>
      <text:p text:style-name="Standard"><text:span text:style-name="T2">Percentage of women aged 20-24 who gave birth before age 18 <text:s/></text:span></text:p>
      <text:p text:style-name="Standard">(from light orange to dark orange)</text:p>
      <text:p text:style-name="Standard">Categories in order: 0-14 (0-14.9), 15-29 (15.0-29.9), 30-44 (30.0-44.9), 45 and above (45.0-100.0) </text:p>
      <text:p text:style-name="Standard"><text:span text:style-name="T2">Percentage of women aged 20-24 who gave birth before age 15 <text:s/></text:span></text:p>
      <text:p text:style-name="Standard">(from light orange to dark orange)</text:p>
      <text:p text:style-name="Standard">Categories in order: 0-4 (0-4.9), 5-9 (5.0-9.9), 10-14 (10.0-14.9), 15 and above (15.0-100.0) </text:p>
      <text:p text:style-name="Standard"><text:span text:style-name="T2">Marital Status among Adolescents Girls aged 15-24 – Currently married/ in union </text:span></text:p>
      <text:p text:style-name="Standard">For both age group 15-19 and age group 20-24</text:p>
      <text:p text:style-name="Standard">(from light orange to dark orange)</text:p>
      <text:p text:style-name="Standard">Categories in order: 0-24 (0-24.9), 25-49 (25.0-49.9), 50-74 (50.0-74.9), 75 and above (75.0-100.0) </text:p>
      <text:p text:style-name="Standard"><text:span text:style-name="T2">Marital Status among Adolescents Girls aged 15-24 – Never married </text:span></text:p>
      <text:p text:style-name="Standard">For both age group 15-19 and age group 20-24</text:p>
      <text:p text:style-name="Standard"><text:span text:style-name="T1">(from dark orange to light orange)</text:span></text:p>
      <text:p text:style-name="Standard">Categories: 0-24 (0-24.9), 25-49 (25.0-49.9), 50-74 (50.0-74.9), 75 and above (75.0-100.0) </text:p>
      <text:p text:style-name="Standard"><text:span text:style-name="T2">=====</text:span></text:p>
      <text:p text:style-name="Standard"><text:span text:style-name="T2">Percentage of currently married or in union women aged 15-24 who are currently using any contraceptive method</text:span></text:p>
      <text:p text:style-name="Standard">For both age group 15-19 and age group 20-24</text:p>
      <text:p text:style-name="Standard"><text:span text:style-name="T1">(from dark orange to light orange)</text:span></text:p>
      <text:p text:style-name="Standard">Categories in order: 0-14 (0-14.9), 15-29 (15.0-29.9), 30-44 (30.0-44.9), 45 and above (45.0-100.0) </text:p>
      <text:p text:style-name="Standard"><text:span text:style-name="T2">Percentage of currently married or in union women aged 15-24 who are currently using any modern contraceptive method</text:span></text:p>
      <text:p text:style-name="Standard"><text:soft-page-break/>For both age group 15-19 and age group 20-24</text:p>
      <text:p text:style-name="Standard"><text:span text:style-name="T1">(from dark orange to light orange)</text:span></text:p>
      <text:p text:style-name="Standard">Categories in order: 0-14 (0-14.9), 15-29 (15.0-29.9), 30-44 (30.0-44.9), 45 and above (45.0-100.0) </text:p>
      <text:p text:style-name="Standard"><text:span text:style-name="T2">Percentage of currently married or in union women aged 15-24 who have an unmet need for family planning</text:span></text:p>
      <text:p text:style-name="Standard">For both age group 15-19 and age group 20-24</text:p>
      <text:p text:style-name="Standard">(from light orange to dark orange)</text:p>
      <text:p text:style-name="Standard">Categories in order: 0-14 (0-14.9), 15-29 (15.0-29.9), 30-44 (30.0-44.9), 45 and above (45.0-100.0) </text:p>
      <text:p text:style-name="Standard"><text:span text:style-name="T2">Percentage of currently married or in union women aged 15-24 who have their contraception demand satisfied </text:span></text:p>
      <text:p text:style-name="Standard">For both age group 15-19 and age group 20-24</text:p>
      <text:p text:style-name="Standard"><text:span text:style-name="T1">(from dark orange to light orange)</text:span></text:p>
      <text:p text:style-name="Standard">Categories in order: 0-19 (0-19.9), 20-39 (20.0-39.9), 40-59 (40.0-59.9), 60 and above (60.0-100.0) </text:p>
      <text:p text:style-name="Standard"><text:span text:style-name="T2">Percentage of women aged 15-24 who have comprehensive knowledge of HIV/AIDS</text:span></text:p>
      <text:p text:style-name="Standard">For both age group 15-19 and age group 20-24</text:p>
      <text:p text:style-name="Standard"><text:span text:style-name="T1">(from dark orange to light orange)</text:span></text:p>
      <text:p text:style-name="Standard">Categories in order: 0-14 (0-14.9), 15-29 (15.0-29.9), 30-44 (30.0-44.9), 45 and above (45.0-100.0) </text:p>
      <text:p text:style-name="Standard"><text:span text:style-name="T2">Percentage of girls aged 15-19 who ever had sex</text:span></text:p>
      <text:p text:style-name="Standard">(from light orange to dark orange)</text:p>
      <text:p text:style-name="Standard">Categories in order: 0-19 (0-19.9), 20-39 (20.0-39.9), 40-59 (40.0-59.9), 60 and above (60.0-100.0)</text:p>
      <text:p text:style-name="Standard"><text:span text:style-name="T2">Percentage of girls aged 15-19 who are sexually active</text:span></text:p>
      <text:p text:style-name="Standard">(from light orange to dark orange)</text:p>
      <text:p text:style-name="Standard">Categories in order: 0-9 (0-9.9), 10-19 (10.0-19.9), 20-29 (20.0-29.9), 30 and above (30.0-100.0) </text:p>
      <text:p text:style-name="Standard"><text:span text:style-name="T2">Proportion of women 15-24 involved in decision making for contraceptive use</text:span></text:p>
      <text:p text:style-name="Standard"><text:span text:style-name="T1">(from dark orange to light orange)</text:span></text:p>
      <text:p text:style-name="Standard">Categories in order: Less than 70 (0-69.9), 70-79 (70.0-79.9), 80-89 (80.0-89.9), 90 and above (90.0-100.0) </text:p>
      <text:p text:style-name="Standard"><text:span text:style-name="T2">Percentage of women aged 15-24 who think that wife beating is justified under at least one condition </text:span></text:p>
      <text:p text:style-name="Standard">(from light orange to dark orange)</text:p>
      <text:p text:style-name="Standard">Categories: 0-24 (0-24.9), 25-49 (25.0-49.9), 50-74 (50.0-74.9), 75 and above (75.0-100.0) </text:p>
      <text:p text:style-name="Standard"><text:soft-page-break/><text:span text:style-name="T2">Percentage of females aged 15-24 who have a husband/cohabiting partner 10 or more years older</text:span></text:p>
      <text:p text:style-name="Standard">(from light orange to dark orange)</text:p>
      <text:p text:style-name="Standard">Categories in order: 0-14 (0-14.9), 15-29 (15.0-29.9), 30-44 (30.0-44.9), 45 and above (45.0-100.0) </text:p>
      <text:p text:style-name="Standard"><text:span text:style-name="T2">Parental Residence in Household among Adolescents aged 10-14 - Both Parent</text:span></text:p>
      <text:p text:style-name="Standard"><text:span text:style-name="T1">(from dark orange to light orange)</text:span></text:p>
      <text:p text:style-name="Standard">Categories in order: 0-19 (0-19.9), 20-39 (20.0-39.9), 40-59 (40.0-59.9), 60 and above (60.0-100.0)</text:p>
      <text:p text:style-name="Standard"><text:span text:style-name="T2">Parental Residence in Household among Adolescents aged 10-14 - Neither Parent</text:span></text:p>
      <text:p text:style-name="Standard">(from light orange to dark orange)</text:p>
      <text:p text:style-name="Standard">Categories in order: 0-9 (0-9.9), 10-19 (10.0-19.9), 20-29 (20.0-29.9), 30 and above (30.0-100.0) </text:p>
      <text:p text:style-name="Standard"><text:span text:style-name="T2">School Attendance among Adolescents - Out of school</text:span></text:p>
      <text:p text:style-name="Standard">For all combinations</text:p>
      <text:p text:style-name="Standard">(from light orange to dark orange)</text:p>
      <text:p text:style-name="Standard">Categories in order: 0-19 (0-19.9), 20-39 (20.0-39.9), 40-59 (40.0-59.9), 60 and above (60.0-100.0)</text:p>
      <text:p text:style-name="Standard"><text:span text:style-name="T2">School Attendance among Adolescents - In school (wrong grade)</text:span></text:p>
      <text:p text:style-name="Standard">For all combinations</text:p>
      <text:p text:style-name="Standard">(from light orange to dark orange)</text:p>
      <text:p text:style-name="Standard">Categories in order: 0-14 (0-14.9), 15-29 (15.0-29.9), 30-44 (30.0-44.9), 45 and above (45.0-100.0) </text:p>
      <text:p text:style-name="Standard"><text:span text:style-name="T2">School Attendance among Adolescents - In school (right grade)</text:span></text:p>
      <text:p text:style-name="Standard">For all combinations</text:p>
      <text:p text:style-name="Standard"><text:span text:style-name="T1">(from dark orange to light orange)</text:span></text:p>
      <text:p text:style-name="Standard">Categories in order: 0-19 (0-19.9), 20-39 (20.0-39.9), 40-59 (40.0-59.9), 60 and above (60.0-100.0)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ngjia Liang</meta:initial-creator>
    <dc:creator>Pooja Shet</dc:creator>
    <meta:editing-cycles>10</meta:editing-cycles>
    <meta:creation-date>2016-08-25T14:57:00</meta:creation-date>
    <dc:date>2016-08-26T20:19:49.62</dc:date>
    <meta:editing-duration>PT4M55S</meta:editing-duration>
    <meta:generator>OpenOffice/4.1.1$Win32 OpenOffice.org_project/411m6$Build-9775</meta:generator>
    <meta:document-statistic meta:table-count="0" meta:image-count="0" meta:object-count="0" meta:page-count="3" meta:paragraph-count="75" meta:word-count="731" meta:character-count="4801"/>
    <meta:user-defined meta:name="AppVersion">15.0000</meta:user-defined>
    <meta:user-defined meta:name="Company">UN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